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016cm" svg:x="8.747cm" svg:y="1.5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10.97cm" svg:y1="2.524cm" svg:x2="10.97cm" svg:y2="5.064cm" draw:start-shape="id1" draw:start-glue-point="6" draw:end-shape="id2" draw:end-glue-point="4" svg:d="M10970 2524v2540" svg:viewBox="0 0 1 2541">
          <text:p/>
        </draw:connector>
        <draw:custom-shape draw:style-name="gr1" draw:text-style-name="P1" xml:id="id2" draw:id="id2" draw:layer="layout" svg:width="4.953cm" svg:height="2.794cm" svg:x="8.493cm" svg:y="5.064cm">
          <text:p text:style-name="P1">Loop thru</text:p>
          <text:p text:style-name="P1">to be covered</text:p>
          <text:p text:style-name="P1">row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97cm" svg:y1="7.858cm" svg:x2="10.97cm" svg:y2="10.779cm" draw:start-shape="id2" draw:start-glue-point="6" svg:d="M10970 7858v2921" svg:viewBox="0 0 1 2922">
          <text:p/>
        </draw:connector>
        <draw:custom-shape draw:style-name="gr1" draw:text-style-name="P1" xml:id="id3" draw:id="id3" draw:layer="layout" svg:width="5.461cm" svg:height="3.048cm" svg:x="8.239cm" svg:y="10.779cm">
          <text:p text:style-name="P1">Loop over each</text:p>
          <text:p text:style-name="P1">cell in the range</text:p>
          <text:p text:style-name="P1">in the ro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97cm" svg:y1="13.827cm" svg:x2="10.848cm" svg:y2="26.987cm" draw:start-shape="id3" draw:start-glue-point="6" svg:d="M10970 13827v6831h-122v6329" svg:viewBox="0 0 123 13161">
          <text:p/>
        </draw:connector>
        <officeooo:annotation svg:x="0cm" svg:y="0cm">
          <dc:date>2014-05-16T05:49:24</dc:date>
          <text:p>CR means covered cell’s range</text:p>
        </officeooo:annotation>
      </draw:page>
      <draw:page draw:name="page2" draw:style-name="dp1" draw:master-page-name="Default">
        <draw:custom-shape draw:style-name="gr1" draw:text-style-name="P1" xml:id="id4" draw:id="id4" draw:layer="layout" svg:width="6.477cm" svg:height="5.334cm" svg:x="7.223cm" svg:y="1.508cm">
          <text:p text:style-name="P1">Cell exis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4.699cm" svg:height="3.937cm" svg:x="1.254cm" svg:y="12.176cm">
          <text:p text:style-name="P1">Create covered</text:p>
          <text:p text:style-name="P1"><text:s/>cell with proper</text:p>
          <text:p text:style-name="P1"><text:s/>amount of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223cm" svg:y1="4.175cm" svg:x2="3.857cm" svg:y2="5.699cm" draw:start-shape="id4" draw:start-glue-point="5" draw:end-shape="id5" svg:d="M7223 4175h-3366v1524" svg:viewBox="0 0 3367 1525">
          <text:p/>
        </draw:connector>
        <draw:frame draw:style-name="gr3" draw:layer="layout" svg:width="1.311cm" svg:height="0.962cm" svg:x="5.953cm" svg:y="3.286cm">
          <draw:text-box>
            <text:p>No</text:p>
          </draw:text-box>
        </draw:frame>
        <draw:connector draw:style-name="gr2" draw:text-style-name="P1" draw:layer="layout" svg:x1="13.7cm" svg:y1="4.175cm" svg:x2="14.462cm" svg:y2="7.096cm" draw:start-shape="id4" draw:start-glue-point="7" draw:end-shape="id6" draw:end-glue-point="4" svg:d="M13700 4175h762v2921" svg:viewBox="0 0 763 2922">
          <text:p/>
        </draw:connector>
        <draw:frame draw:style-name="gr3" draw:layer="layout" svg:width="1.535cm" svg:height="0.962cm" svg:x="13.7cm" svg:y="3.286cm">
          <draw:text-box>
            <text:p>Yes</text:p>
          </draw:text-box>
        </draw:frame>
        <draw:custom-shape draw:style-name="gr1" draw:text-style-name="P1" xml:id="id6" draw:id="id6" draw:layer="layout" svg:width="4.318cm" svg:height="4.191cm" svg:x="12.303cm" svg:y="7.096cm">
          <text:p text:style-name="P1">cell’s span</text:p>
          <text:p text:style-name="P1">end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7" draw:id="id7" draw:layer="layout" svg:width="6.223cm" svg:height="2.159cm" svg:x="6.334cm" svg:y="10.144cm">
          <text:p text:style-name="P1">Make it a covered</text:p>
          <text:p text:style-name="P1">ce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303cm" svg:y1="9.192cm" svg:x2="9.446cm" svg:y2="10.144cm" draw:start-shape="id6" draw:start-glue-point="5" draw:end-shape="id7" draw:end-glue-point="4" svg:d="M12303 9192h-2857v952" svg:viewBox="0 0 2858 953">
          <text:p/>
        </draw:connector>
        <draw:frame draw:style-name="gr4" draw:layer="layout" svg:width="5.08cm" svg:height="1.016cm" svg:x="7.604cm" svg:y="8.366cm">
          <draw:text-box>
            <text:p>before CR ends</text:p>
          </draw:text-box>
        </draw:frame>
        <draw:custom-shape draw:style-name="gr1" draw:text-style-name="P1" xml:id="id8" draw:id="id8" draw:layer="layout" svg:width="5.08cm" svg:height="1.937cm" svg:x="1.635cm" svg:y="21.574cm">
          <text:p text:style-name="P1">Move on to </text:p>
          <text:p text:style-name="P1">next row in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9.779cm" svg:height="1.778cm" svg:x="6.207cm" svg:y="24.87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4.175cm" svg:y1="23.511cm" svg:x2="11.097cm" svg:y2="24.876cm" draw:start-shape="id8" draw:start-glue-point="6" draw:end-shape="id9" draw:end-glue-point="4" svg:d="M4175 23511v683h6922v682" svg:viewBox="0 0 6923 1366">
          <text:p/>
        </draw:connector>
        <draw:connector draw:style-name="gr2" draw:text-style-name="P1" draw:layer="layout" draw:line-skew="0.381cm" svg:x1="3.604cm" svg:y1="16.113cm" svg:x2="4.175cm" svg:y2="21.574cm" draw:start-shape="id10" draw:start-glue-point="6" draw:end-shape="id8" draw:end-glue-point="4" svg:d="M3604 16113v3111h571v2350" svg:viewBox="0 0 572 5462">
          <text:p/>
        </draw:connector>
        <draw:connector draw:style-name="gr2" draw:text-style-name="P1" draw:layer="layout" draw:line-skew="1.651cm" svg:x1="14.462cm" svg:y1="11.287cm" svg:x2="11.732cm" svg:y2="17.002cm" draw:start-shape="id6" draw:start-glue-point="6" draw:end-shape="id11" draw:end-glue-point="4" svg:d="M14462 11287v4509h-2730v1206" svg:viewBox="0 0 2731 5716">
          <text:p/>
        </draw:connector>
        <draw:frame draw:style-name="gr5" draw:text-style-name="P2" draw:layer="layout" svg:width="1.212cm" svg:height="3.177cm" svg:x="13.319cm" svg:y="11.272cm">
          <draw:text-box>
            <text:p text:style-name="P2">At CR end</text:p>
          </draw:text-box>
        </draw:frame>
        <draw:custom-shape draw:style-name="gr1" draw:text-style-name="P1" xml:id="id12" draw:id="id12" draw:layer="layout" svg:width="5.461cm" svg:height="3.302cm" svg:x="14.97cm" svg:y="19.669cm">
          <text:p text:style-name="P1">Make 2nd part</text:p>
          <text:p text:style-name="P1"><text:s/>a normal cell</text:p>
          <text:p text:style-name="P1">and set proper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3.741cm" svg:height="0.962cm" svg:x="16.276cm" svg:y="8.315cm">
          <draw:text-box>
            <text:p>Beyond CR</text:p>
          </draw:text-box>
        </draw:frame>
        <draw:connector draw:style-name="gr2" draw:text-style-name="P1" draw:layer="layout" svg:x1="17.701cm" svg:y1="22.971cm" svg:x2="6.715cm" svg:y2="22.543cm" draw:start-shape="id12" draw:start-glue-point="6" draw:end-shape="id8" draw:end-glue-point="7" svg:d="M17701 22971v502h-6858v-930h-4128" svg:viewBox="0 0 10987 931">
          <text:p/>
        </draw:connector>
        <draw:connector draw:style-name="gr2" draw:text-style-name="P1" draw:layer="layout" svg:x1="10.517cm" svg:y1="0.595cm" svg:x2="10.462cm" svg:y2="1.508cm" draw:end-shape="id4" draw:end-glue-point="4" svg:d="M10517 595v206h-55v707" svg:viewBox="0 0 56 914">
          <text:p/>
        </draw:connector>
        <draw:custom-shape draw:style-name="gr1" draw:text-style-name="P1" xml:id="id11" draw:id="id11" draw:layer="layout" svg:width="5.207cm" svg:height="2.54cm" svg:x="9.128cm" svg:y="17.002cm">
          <text:p text:style-name="P1">Make it a covered</text:p>
          <text:p text:style-name="P1">ce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732cm" svg:y1="19.542cm" svg:x2="4.175cm" svg:y2="21.574cm" draw:start-shape="id11" draw:start-glue-point="6" draw:end-shape="id8" draw:end-glue-point="4" svg:d="M11732 19542v1016h-7557v1016" svg:viewBox="0 0 7558 2033">
          <text:p/>
        </draw:connector>
        <draw:custom-shape draw:style-name="gr1" draw:text-style-name="P1" xml:id="id13" draw:id="id13" draw:layer="layout" svg:width="4.826cm" svg:height="1.778cm" svg:x="15.478cm" svg:y="11.033cm">
          <text:p text:style-name="P1">Split/clone cell</text:p>
          <text:p text:style-name="P1">till CR e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4.953cm" svg:height="3.048cm" svg:x="15.351cm" svg:y="14.843cm">
          <text:p text:style-name="P1">Make 1st part a</text:p>
          <text:p text:style-name="P1">covered cell</text:p>
          <text:p text:style-name="P1">and set proper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621cm" svg:y1="9.192cm" svg:x2="17.891cm" svg:y2="11.033cm" draw:start-shape="id6" draw:start-glue-point="7" draw:end-shape="id13" svg:d="M16621 9192h1270v1841" svg:viewBox="0 0 1271 1842">
          <text:p/>
        </draw:connector>
        <draw:connector draw:style-name="gr2" draw:text-style-name="P1" draw:layer="layout" svg:x1="17.891cm" svg:y1="12.811cm" svg:x2="17.828cm" svg:y2="14.843cm" draw:start-shape="id13" draw:start-glue-point="6" draw:end-shape="id14" draw:end-glue-point="4" svg:d="M17891 12811v1017h-63v1015" svg:viewBox="0 0 64 2033">
          <text:p/>
        </draw:connector>
        <draw:connector draw:style-name="gr2" draw:text-style-name="P1" draw:layer="layout" svg:x1="17.828cm" svg:y1="17.891cm" svg:x2="17.701cm" svg:y2="19.669cm" draw:start-shape="id14" draw:start-glue-point="6" draw:end-shape="id12" draw:end-glue-point="4" svg:d="M17828 17891v890h-127v888" svg:viewBox="0 0 128 1779">
          <text:p/>
        </draw:connector>
        <draw:custom-shape draw:style-name="gr1" draw:text-style-name="P1" xml:id="id15" draw:id="id15" draw:layer="layout" svg:width="6.223cm" svg:height="2.286cm" svg:x="6.588cm" svg:y="13.065cm">
          <text:p text:style-name="P1">Move on to the next</text:p>
          <text:p text:style-name="P1">cell in the loop in the</text:p>
          <text:p text:style-name="P1">ro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446cm" svg:y1="12.303cm" svg:x2="9.7cm" svg:y2="13.065cm" draw:start-shape="id7" draw:start-glue-point="6" draw:end-shape="id15" draw:end-glue-point="4" svg:d="M9446 12303v381h254v381" svg:viewBox="0 0 255 763">
          <text:p/>
        </draw:connector>
        <draw:custom-shape draw:style-name="gr1" draw:text-style-name="P1" xml:id="id5" draw:id="id5" draw:layer="layout" svg:width="5.715cm" svg:height="3.556cm" svg:x="1cm" svg:y="5.699cm">
          <text:p text:style-name="P1">Insert placeholder</text:p>
          <text:p text:style-name="P1">cell if needed</text:p>
          <text:p text:style-name="P1">with proper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.276cm" svg:x1="3.857cm" svg:y1="9.255cm" svg:x2="3.603cm" svg:y2="12.176cm" draw:start-shape="id5" draw:start-glue-point="6" draw:end-shape="id10" svg:d="M3857 9255v1778l-254 641v502" svg:viewBox="0 0 255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7:41:33.755453524</meta:creation-date>
    <dc:date>2014-05-19T03:01:39.873831910</dc:date>
    <meta:editing-duration>PT2H29M49S</meta:editing-duration>
    <meta:editing-cycles>32</meta:editing-cycles>
    <meta:generator>LibreOffice/4.2.4.2$Linux_X86_64 LibreOffice_project/420$Build-2</meta:generator>
    <meta:document-statistic meta:object-count="37"/>
  </office:meta>
</office:document-meta>
</file>